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2.0889in"/>
    </style:style>
    <style:style style:name="Table1.B" style:family="table-column">
      <style:table-column-properties style:column-width="4.6042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orizontal_20_Line">
      <loext:graphic-properties draw:fill="none"/>
      <style:paragraph-properties fo:margin-left="-0.25in" fo:margin-right="0in" fo:text-indent="0in" style:auto-text-indent="false" fo:background-color="transparent"/>
    </style:style>
    <style:style style:name="P2" style:family="paragraph" style:parent-style-name="Heading_20_1" style:master-page-name="">
      <loext:graphic-properties draw:fill="none"/>
      <style:paragraph-properties fo:margin-left="-0.25in" fo:margin-right="0in" fo:text-indent="0in" style:auto-text-indent="false" style:page-number="auto" fo:background-color="transparent"/>
    </style:style>
    <style:style style:name="P3" style:family="paragraph" style:parent-style-name="Heading_20_2">
      <loext:graphic-properties draw:fill="none"/>
      <style:paragraph-properties fo:margin-left="-0.25in" fo:margin-right="0in" fo:text-indent="0in" style:auto-text-indent="false" fo:background-color="transparent"/>
    </style:style>
    <style:style style:name="P4" style:family="paragraph" style:parent-style-name="Standard">
      <loext:graphic-properties draw:fill="none"/>
      <style:paragraph-properties fo:margin-left="-0.25in" fo:margin-right="0in" fo:text-indent="0in" style:auto-text-indent="false" fo:background-color="transparent"/>
    </style:style>
    <style:style style:name="P5" style:family="paragraph" style:parent-style-name="Standard">
      <loext:graphic-properties draw:fill="none"/>
      <style:paragraph-properties fo:margin-left="-0.25in" fo:margin-right="0in" fo:text-indent="0in" style:auto-text-indent="false" fo:background-color="transparent"/>
      <style:text-properties fo:font-weight="bold" fo:background-color="transparent" style:font-weight-asian="bold" style:font-weight-complex="bold"/>
    </style:style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>
      <loext:graphic-properties draw:fill="none"/>
      <style:paragraph-properties fo:margin-left="-0.25in" fo:margin-right="0in" fo:text-indent="0in" style:auto-text-indent="false" fo:background-color="transparent"/>
    </style:style>
    <style:style style:name="P9" style:family="paragraph" style:parent-style-name="Text_20_body" style:list-style-name="L4"/>
    <style:style style:name="P10" style:family="paragraph" style:parent-style-name="Text_20_body" style:list-style-name="L5"/>
    <style:style style:name="P11" style:family="paragraph" style:parent-style-name="Text_20_body" style:list-style-name="L6"/>
    <style:style style:name="P12" style:family="paragraph">
      <loext:graphic-properties draw:fill-color="#b2b2b2"/>
      <style:text-properties fo:font-size="12pt"/>
    </style:style>
    <style:style style:name="T1" style:family="text">
      <style:text-properties officeooo:rsid="00157f5a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style:style style:name="gr1" style:family="graphic">
      <style:graphic-properties draw:fill-color="#b2b2b2" draw:textarea-horizontal-align="justify" draw:textarea-vertical-align="middle" draw:auto-grow-height="false" fo:min-height="0.861in" fo:min-width="7.1465in" loext:decorative="false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b2b2b2" draw:textarea-horizontal-align="justify" draw:textarea-vertical-align="middle" draw:auto-grow-height="false" fo:min-height="0.4154in" fo:min-width="7.1882in" loext:decorative="false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b2b2b2" draw:textarea-horizontal-align="justify" draw:textarea-vertical-align="middle" draw:auto-grow-height="false" fo:min-height="0.6256in" fo:min-width="7.1882in" loext:decorative="false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📸 TetheringToolset</text:h>
      <text:p text:style-name="Quotations"><text:span text:style-name="Strong_20_Emphasis">A lightweight GUI-based utility for tethered and wireless camera workflows on Ubuntu and Raspberry Pi systems.</text:span></text:p>
      <text:p text:style-name="Text_20_body"><text:span text:style-name="Strong_20_Emphasis">TetheringToolset</text:span> brings convenience to digital photographers by providing a simple desktop interface to manage common camera workflows. Whether you're working in a studio with USB tethering or wirelessly downloading field shots, this application makes it easy to set your save folder, initiate downloads, and view captured images—all from a clean, button-driven interface.</text:p>
      <text:p text:style-name="Horizontal_20_Line"/>
      <text:h text:style-name="Heading_20_2" text:outline-level="2">🧭 Overview</text:h>
      <text:p text:style-name="Text_20_body">This application is designed to simplify:</text:p>
      <text:list text:style-name="L2">
        <text:list-item>
          <text:p text:style-name="P6">📁 Folder selection for image storage</text:p>
        </text:list-item>
        <text:list-item>
          <text:p text:style-name="P6">🔌 USB tethering with download and preview</text:p>
        </text:list-item>
        <text:list-item>
          <text:p text:style-name="P6">📶 Wi-Fi-based image transfer from supported cameras</text:p>
        </text:list-item>
        <text:list-item>
          <text:p text:style-name="P6">🎞️ Real-time photo display and viewing</text:p>
        </text:list-item>
      </text:list>
      <text:p text:style-name="Text_20_body">Originally built for <text:span text:style-name="Strong_20_Emphasis">Ubuntu</text:span> and <text:span text:style-name="Strong_20_Emphasis">Raspberry Pi</text:span>, the tool helps streamline photo workflows by combining multiple <text:span text:style-name="Source_20_Text">gphoto2</text:span> operations under one intuitive interface.</text:p>
      <text:p text:style-name="Horizontal_20_Line"/>
      <text:h text:style-name="Heading_20_2" text:outline-level="2">🖼️ Features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Feature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📂 <text:span text:style-name="Strong_20_Emphasis">Choose Folder</text:span></text:p>
          </table:table-cell>
          <table:table-cell table:style-name="Table1.A1" office:value-type="string">
            <text:p text:style-name="Table_20_Contents">Select a folder on your system to store captured or transferred photos</text:p>
          </table:table-cell>
        </table:table-row>
        <table:table-row>
          <table:table-cell table:style-name="Table1.A1" office:value-type="string">
            <text:p text:style-name="Table_20_Contents">🔌 <text:span text:style-name="Strong_20_Emphasis">USB Tether Download</text:span></text:p>
          </table:table-cell>
          <table:table-cell table:style-name="Table1.A1" office:value-type="string">
            <text:p text:style-name="Table_20_Contents">Connect your camera via USB and download photos with one click</text:p>
          </table:table-cell>
        </table:table-row>
        <table:table-row>
          <table:table-cell table:style-name="Table1.A1" office:value-type="string">
            <text:p text:style-name="Table_20_Contents">🖼️ <text:span text:style-name="Strong_20_Emphasis">USB Tether + Display</text:span></text:p>
          </table:table-cell>
          <table:table-cell table:style-name="Table1.A1" office:value-type="string">
            <text:p text:style-name="Table_20_Contents">Tether via USB and automatically display the image as it's downloaded</text:p>
          </table:table-cell>
        </table:table-row>
        <table:table-row>
          <table:table-cell table:style-name="Table1.A1" office:value-type="string">
            <text:p text:style-name="Table_20_Contents">📶 <text:span text:style-name="Strong_20_Emphasis">Wi-Fi Download</text:span></text:p>
          </table:table-cell>
          <table:table-cell table:style-name="Table1.A1" office:value-type="string">
            <text:p text:style-name="Table_20_Contents">For compatible cameras, download photos over Wi-Fi</text:p>
          </table:table-cell>
        </table:table-row>
        <table:table-row>
          <table:table-cell table:style-name="Table1.A1" office:value-type="string">
            <text:p text:style-name="Table_20_Contents">📶🖼️ <text:span text:style-name="Strong_20_Emphasis">Wi-Fi Tether + Display</text:span></text:p>
          </table:table-cell>
          <table:table-cell table:style-name="Table1.A1" office:value-type="string">
            <text:p text:style-name="Table_20_Contents">Download and automatically preview photos wirelessly</text:p>
          </table:table-cell>
        </table:table-row>
        <table:table-row>
          <table:table-cell table:style-name="Table1.A1" office:value-type="string">
            <text:p text:style-name="Table_20_Contents">🪟 <text:span text:style-name="Strong_20_Emphasis">Simple UI</text:span></text:p>
          </table:table-cell>
          <table:table-cell table:style-name="Table1.A1" office:value-type="string">
            <text:p text:style-name="Table_20_Contents">Built with <text:span text:style-name="Source_20_Text">wxPython</text:span> for a clean, responsive interface</text:p>
          </table:table-cell>
        </table:table-row>
      </table:table>
      <text:p text:style-name="P4"/>
      <text:h text:style-name="P3" text:outline-level="2">📸 Use Cases</text:h>
      <text:list text:style-name="L3">
        <text:list-item>
          <text:p text:style-name="P7"><text:span text:style-name="Strong_20_Emphasis">Studio Photography</text:span> – Tether your DSLR and view images on your monitor instantly.</text:p>
        </text:list-item>
        <text:list-item>
          <text:p text:style-name="P7"><text:span text:style-name="Strong_20_Emphasis">Field Work with Raspberry Pi</text:span> – Use Wi-Fi tethering to offload photos from your camera to a Pi-based storage device.</text:p>
        </text:list-item>
        <text:list-item>
          <text:p text:style-name="P7"><text:span text:style-name="Strong_20_Emphasis">Classroom / Workshop Settings</text:span> – Empower students to visualize and organize captured images in real time.</text:p>
        </text:list-item>
      </text:list>
      <text:p text:style-name="Horizontal_20_Line"><text:soft-page-break/></text:p>
      <text:h text:style-name="Heading_20_2" text:outline-level="2">🚀 Getting Started</text:h>
      <text:h text:style-name="Heading_20_3" text:outline-level="3">📥 Install Dependencies</text:h>
      <text:p text:style-name="Text_20_body">Ensure you're running Ubuntu or Raspbian with Python 3.6+.</text:p>
      <text:p text:style-name="Text_20_body">Install dependencies:</text:p>
      <text:p text:style-name="P1"/>
      <text:h text:style-name="Heading_20_3" text:outline-level="3">🔧 Clone the Repository</text:h>
      <text:p text:style-name="P5"><draw:custom-shape text:anchor-type="paragraph" draw:z-index="0" draw:name="Shape 1" draw:style-name="gr3" draw:text-style-name="P12" svg:width="7.1886in" svg:height="0.626in" svg:x="-0.2783in" svg:y="-0.0654in"><text:p/><draw:enhanced-geometry svg:viewBox="0 0 21600 21600" draw:type="rectangle" draw:enhanced-path="M 0 0 L 21600 0 21600 21600 0 21600 0 0 Z N"/></draw:custom-shape>git clone https://github.com/scrappy762/tetheringtoolset_1.6.4.git</text:p>
      <text:p text:style-name="P5">cd tetheringtoolset_1.6.4</text:p>
      <text:p text:style-name="P4"/>
      <text:p text:style-name="P1"/>
      <text:h text:style-name="Heading_20_3" text:outline-level="3">▶️ Run the Tool</text:h>
      <text:p text:style-name="P4"><text:span text:style-name="Source_20_Text">python3 chosefolder.py</text:span></text:p>
      <text:p text:style-name="P4"><text:span text:style-name="Source_20_Text"/></text:p>
      <text:p text:style-name="P8"><text:span text:style-name="Source_20_Text">This launches the </text:span><text:span text:style-name="Source_20_Text"><text:span text:style-name="Strong_20_Emphasis">Tethering Menu</text:span></text:span><text:span text:style-name="Source_20_Text">, where you can choose your working folder and begin using tethering/download features.</text:span></text:p>
      <text:p text:style-name="Horizontal_20_Line"/>
      <text:h text:style-name="Heading_20_2" text:outline-level="2">💾 Configuration</text:h>
      <text:p text:style-name="Text_20_body">The application stores the selected folder in:</text:p>
      <text:p text:style-name="P4"><draw:custom-shape text:anchor-type="paragraph" draw:z-index="1" draw:name="Shape 2" draw:style-name="gr2" draw:text-style-name="P12" svg:width="7.1886in" svg:height="0.4157in" svg:x="-0.2783in" svg:y="-0.0654in"><text:p/><draw:enhanced-geometry svg:viewBox="0 0 21600 21600" draw:type="rectangle" draw:enhanced-path="M 0 0 L 21600 0 21600 21600 0 21600 0 0 Z N"/></draw:custom-shape><text:span text:style-name="Source_20_Text">~/.tts.config</text:span></text:p>
      <text:p text:style-name="P4"><text:span text:style-name="Source_20_Text"/></text:p>
      <text:p text:style-name="P8"><text:span text:style-name="Source_20_Text">This ensures that your last-used folder is preserved across sessions and reused automatically by other modules (e.g., download hooks, display tools).</text:span></text:p>
      <text:p text:style-name="Horizontal_20_Line"/>
      <text:h text:style-name="Heading_20_2" text:outline-level="2">🖥️ System Requirements</text:h>
      <text:list text:style-name="L4">
        <text:list-item>
          <text:p text:style-name="P9"><text:span text:style-name="Strong_20_Emphasis">OS</text:span>: Ubuntu 20.04+, Raspbian 11+</text:p>
        </text:list-item>
        <text:list-item>
          <text:p text:style-name="P9"><text:span text:style-name="Strong_20_Emphasis">Python</text:span>: 3.6 or higher</text:p>
        </text:list-item>
        <text:list-item>
          <text:p text:style-name="P9"><text:span text:style-name="Strong_20_Emphasis">Memory</text:span>: 512MB minimum (Raspberry Pi Zero 2 or higher recommended)</text:p>
        </text:list-item>
        <text:list-item>
          <text:p text:style-name="P9"><text:span text:style-name="Strong_20_Emphasis">Dependencies</text:span>:</text:p>
          <text:list>
            <text:list-item>
              <text:p text:style-name="P9"><text:span text:style-name="Source_20_Text">gphoto2</text:span></text:p>
            </text:list-item>
            <text:list-item>
              <text:p text:style-name="P9"><text:span text:style-name="Source_20_Text">wxPython</text:span></text:p>
            </text:list-item>
            <text:list-item>
              <text:p text:style-name="P9">A supported digital camera</text:p>
            </text:list-item>
          </text:list>
        </text:list-item>
      </text:list>
      <text:p text:style-name="Horizontal_20_Line"/>
      <text:h text:style-name="Heading_20_2" text:outline-level="2"><text:soft-page-break/>📂 File Structure</text:h>
      <text:p text:style-name="P4"><draw:custom-shape text:anchor-type="paragraph" draw:z-index="2" draw:name="Shape 3" draw:style-name="gr1" draw:text-style-name="P12" svg:width="7.1469in" svg:height="0.8614in" svg:x="-0.3102in" svg:y="-0.039in"><text:p/><draw:enhanced-geometry svg:viewBox="0 0 21600 21600" draw:type="rectangle" draw:enhanced-path="M 0 0 L 21600 0 21600 21600 0 21600 0 0 Z N"/></draw:custom-shape><text:span text:style-name="Source_20_Text"><text:span text:style-name="T1">t</text:span></text:span><text:span text:style-name="Source_20_Text">etheringtoolset/</text:span></text:p>
      <text:p text:style-name="P4"><text:span text:style-name="Source_20_Text">├── chosefolder.py <text:s text:c="8"/># GUI to select folder and save config</text:span></text:p>
      <text:p text:style-name="P4"><text:span text:style-name="Source_20_Text">├── tetheringtoolsethook <text:s text:c="2"/># Script to trigger camera tether/download</text:span></text:p>
      <text:p text:style-name="P4"><text:span text:style-name="Source_20_Text">├── control <text:s text:c="15"/># Optional script to coordinate operations</text:span></text:p>
      <text:p text:style-name="P4"><text:span text:style-name="Source_20_Text"/></text:p>
      <text:h text:style-name="P3" text:outline-level="2"><text:span text:style-name="Source_20_Text">🔌 gphoto2 Integration</text:span></text:h>
      <text:p text:style-name="Text_20_body">This tool uses <text:span text:style-name="Source_20_Text">gphoto2</text:span> under the hood for all camera interactions. It's compatible with hundreds of DSLR and mirrorless cameras.</text:p>
      <text:p text:style-name="Text_20_body">Helpful <text:span text:style-name="Source_20_Text">gphoto2</text:span> commands used (under the hood):</text:p>
      <text:list text:style-name="L5">
        <text:list-item>
          <text:p text:style-name="P10"><text:span text:style-name="Source_20_Text">gphoto2 --capture-image-and-download</text:span></text:p>
        </text:list-item>
        <text:list-item>
          <text:p text:style-name="P10"><text:span text:style-name="Source_20_Text">gphoto2 --get-all-files</text:span></text:p>
        </text:list-item>
        <text:list-item>
          <text:p text:style-name="P10"><text:span text:style-name="Source_20_Text">gphoto2 --list-ports</text:span></text:p>
        </text:list-item>
        <text:list-item>
          <text:p text:style-name="P10"><text:span text:style-name="Source_20_Text">gphoto2 --auto-detect</text:span></text:p>
        </text:list-item>
      </text:list>
      <text:p text:style-name="Quotations">Learn more: <text:a xlink:type="simple" xlink:href="https://www.gphoto.org/" office:target-frame-name="_new" xlink:show="replace" text:style-name="Internet_20_link" text:visited-style-name="Visited_20_Internet_20_Link">https://www.gphoto.org/</text:a></text:p>
      <text:p text:style-name="Horizontal_20_Line"/>
      <text:h text:style-name="Heading_20_2" text:outline-level="2">📜 License</text:h>
      <text:p text:style-name="Text_20_body">This project is open source under the <text:span text:style-name="Strong_20_Emphasis">MIT License</text:span>.</text:p>
      <text:p text:style-name="Text_20_body">The underlying <text:span text:style-name="Source_20_Text">gphoto2</text:span> project is licensed under <text:span text:style-name="Strong_20_Emphasis">LGPL v2.1</text:span>, which allows dynamic linking and command-line use.</text:p>
      <text:h text:style-name="P3" text:outline-level="2"><text:span text:style-name="Source_20_Text">🤝 Contributions</text:span></text:h>
      <text:p text:style-name="Text_20_body">Contributions, ideas, and pull requests are welcome!</text:p>
      <text:p text:style-name="Text_20_body">To contribute:</text:p>
      <text:list text:style-name="L6">
        <text:list-item>
          <text:p text:style-name="P11">Fork the repo</text:p>
        </text:list-item>
        <text:list-item>
          <text:p text:style-name="P11">Create a feature branch (<text:span text:style-name="Source_20_Text">git checkout -b feature/my-feature</text:span>)</text:p>
        </text:list-item>
        <text:list-item>
          <text:p text:style-name="P11">Commit your changes</text:p>
        </text:list-item>
        <text:list-item>
          <text:p text:style-name="P11">Push to the branch</text:p>
        </text:list-item>
        <text:list-item>
          <text:p text:style-name="P11">Open a Pull Request</text:p>
        </text:list-item>
      </text:list>
      <text:p text:style-name="P4"><text:span text:style-name="Source_20_Text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0T11:38:15.218092142</meta:creation-date>
    <dc:date>2025-06-20T11:46:03.815869543</dc:date>
    <meta:editing-duration>PT7M50S</meta:editing-duration>
    <meta:editing-cycles>1</meta:editing-cycles>
    <meta:document-statistic meta:table-count="1" meta:image-count="0" meta:object-count="0" meta:page-count="3" meta:paragraph-count="75" meta:word-count="525" meta:character-count="3454" meta:non-whitespace-character-count="3004"/>
    <meta:generator>LibreOffice/24.2.7.2$Linux_X86_64 LibreOffice_project/420$Build-2</meta:generator>
  </office:meta>
</office:document-meta>
</file>